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bold" fo:background-color="#ffffff" style:font-size-asian="14pt" style:font-weight-asian="bold" style:font-name-complex="Times New Roman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name-complex="Times New Roman" style:font-size-complex="14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name-complex="Times New Roman" style:font-size-complex="14pt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bold" fo:background-color="#ffffff" style:font-size-asian="14pt" style:font-weight-asian="bold" style:font-name-complex="Times New Roman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font-weight="normal" style:font-size-asian="14pt" style:font-weight-asian="normal" style:font-name-complex="Times New Roman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en" fo:country="GB" fo:font-weight="normal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4pt" fo:letter-spacing="normal" fo:language="en" fo:country="US" fo:font-style="normal" fo:font-weight="normal" style:font-size-asian="14pt" style:font-weight-asian="normal" style:font-name-complex="Times New Roman" style:font-size-complex="14pt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weight-asian="bold" style:font-name-complex="Times New Roman" style:font-size-complex="14pt" style:font-weight-complex="bold"/>
    </style:style>
    <style:style style:name="P20" style:family="paragraph" style:parent-style-name="Text_20_body">
      <style:text-properties style:font-name="Times New Roman" fo:font-size="14pt" style:font-size-asian="14pt" style:font-name-complex="Times New Roman" style:font-size-complex="14pt"/>
    </style:style>
    <style:style style:name="P21" style:family="paragraph" style:parent-style-name="Text_20_body">
      <style:paragraph-properties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Text_20_body">
      <style:paragraph-properties fo:margin-top="0cm" fo:margin-bottom="0cm" fo:line-height="120%" fo:text-align="center" style:justify-single-word="false"/>
      <style:text-properties fo:color="#000000" style:font-name="Times New Roman" fo:font-size="14pt" style:font-size-asian="14pt" style:font-name-complex="Times New Roman" style:font-size-complex="14pt"/>
    </style:style>
    <style:style style:name="P23" style:family="paragraph" style:parent-style-name="Text_20_body">
      <style:paragraph-properties fo:margin-left="0cm" fo:margin-right="0cm" fo:margin-top="1.423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24" style:family="paragraph" style:parent-style-name="Text_20_body">
      <style:paragraph-properties fo:margin-left="0cm" fo:margin-right="0cm" fo:margin-top="0.388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25" style:family="paragraph" style:parent-style-name="Text_20_body">
      <style:paragraph-properties fo:margin-left="0cm" fo:margin-right="0cm" fo:margin-top="0.37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26" style:family="paragraph" style:parent-style-name="Text_20_body">
      <style:paragraph-properties fo:margin-left="0cm" fo:margin-right="0cm" fo:margin-top="0.319cm" fo:margin-bottom="0cm" fo:line-height="120%" fo:text-align="center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27" style:family="paragraph" style:parent-style-name="Text_20_body">
      <style:paragraph-properties fo:margin-left="0cm" fo:margin-right="0cm" fo:margin-top="2.609cm" fo:margin-bottom="0cm" fo:line-height="120%" fo:text-align="center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28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29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bold" fo:background-color="#ffffff" style:font-size-asian="14pt" style:font-weight-asian="bold" style:font-name-complex="Times New Roman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name-complex="Times New Roman" style:font-size-complex="14pt"/>
    </style:style>
    <style:style style:name="P37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name-complex="Times New Roman" style:font-size-complex="14pt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name-complex="Times New Roman" style:font-size-complex="14pt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fo:background-color="#ffffff" style:font-size-asian="14pt" style:font-weight-asian="normal" style:font-name-complex="Times New Roman" style:font-size-complex="14pt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variant="normal" fo:text-transform="none" fo:color="#202122" style:font-name="Times New Roman" fo:font-size="14pt" fo:letter-spacing="normal" fo:language="ru" fo:country="RU" fo:font-style="normal" fo:font-weight="normal" style:font-size-asian="14pt" style:font-name-complex="Times New Roman" style:font-size-complex="14pt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202122" style:font-name="Times New Roman" fo:font-size="14pt" fo:letter-spacing="normal" fo:font-style="normal" fo:font-weight="normal" style:font-size-asian="14pt" style:font-name-complex="Times New Roman" style:font-size-complex="14pt"/>
    </style:style>
    <style:style style:name="P43" style:family="paragraph" style:parent-style-name="Standard">
      <style:paragraph-properties fo:text-align="center" style:justify-single-word="false"/>
      <style:text-properties fo:font-variant="normal" fo:text-transform="none" fo:color="#202122" style:font-name="Times New Roman" fo:font-size="14pt" fo:letter-spacing="normal" fo:language="en" fo:country="US" fo:font-style="normal" fo:font-weight="normal" style:font-size-asian="14pt" style:font-weight-asian="bold" style:font-name-complex="Times New Roman" style:font-size-complex="14pt" style:font-weight-complex="bold"/>
    </style:style>
    <style:style style:name="P44" style:family="paragraph" style:parent-style-name="Text_20_body">
      <style:paragraph-properties fo:margin-left="0cm" fo:margin-right="0cm" fo:margin-top="2.609cm" fo:margin-bottom="0cm" fo:line-height="120%" fo:text-align="end" style:justify-single-word="false" fo:text-indent="0cm" style:auto-text-indent="false"/>
      <style:text-properties fo:color="#000000" style:font-name="Times New Roman" fo:font-size="14pt" style:font-size-asian="14pt" style:font-name-complex="Times New Roman" style:font-size-complex="14pt"/>
    </style:style>
    <style:style style:name="P45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46" style:family="paragraph" style:parent-style-name="Text_20_body" style:list-style-name="L1">
      <style:text-properties style:font-name="Times New Roman" fo:font-size="14pt" style:font-size-asian="14pt" style:font-name-complex="Times New Roman" style:font-size-complex="14pt"/>
    </style:style>
    <style:style style:name="P47" style:family="paragraph" style:parent-style-name="Text_20_body" style:list-style-name="L1">
      <style:text-properties style:font-name="Times New Roman" fo:font-size="14pt" fo:language="ru" fo:country="RU" style:font-size-asian="14pt" style:font-name-complex="Times New Roman" style:font-size-complex="14pt"/>
    </style:style>
    <style:style style:name="P48" style:family="paragraph" style:parent-style-name="Text_20_body" style:list-style-name="L5">
      <style:paragraph-properties fo:text-align="start" style:justify-single-word="false" fo:orphans="2" fo:widows="2"/>
      <style:text-properties style:font-name="Times New Roman" fo:font-size="14pt" fo:language="en" fo:country="US" style:font-size-asian="14pt" style:font-name-complex="Times New Roman" style:font-size-complex="14pt"/>
    </style:style>
    <style:style style:name="P49" style:family="paragraph" style:parent-style-name="Text_20_body" style:list-style-name="L5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ru" fo:country="RU" fo:font-style="normal" fo:font-weight="normal" style:font-size-asian="14pt" style:font-weight-asian="normal" style:font-name-complex="Times New Roman" style:font-size-complex="14pt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font-variant="normal" fo:text-transform="none" fo:color="#212529" style:font-name="Times New Roman" fo:font-size="14pt" fo:letter-spacing="normal" fo:font-style="normal" fo:font-weight="normal" style:font-size-asian="14pt" style:font-weight-asian="normal" style:font-name-complex="Times New Roman" style:font-size-complex="14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fo:font-variant="normal" fo:text-transform="none" fo:color="#212529" style:font-name="Times New Roman" fo:font-size="14pt" fo:letter-spacing="normal" fo:language="en" fo:country="US" fo:font-style="normal" fo:font-weight="normal" style:font-size-asian="14pt" style:font-weight-asian="normal" style:font-name-complex="Times New Roman" style:font-size-complex="14pt" style:font-weight-complex="normal"/>
    </style:style>
    <style:style style:name="T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000000" fo:letter-spacing="normal" fo:language="ru" fo:country="RU" fo:font-style="normal" fo:font-weight="normal" style:font-weight-asian="normal" style:font-weight-complex="normal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fo:language="en" fo:country="GB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Федеральное государственное бюджетное образовательное учреждение высшего образования «Московский Авиационный Институт» <text:line-break/>(Национальный Исследовательский Университет) </text:p>
      <text:p text:style-name="P22"/>
      <text:p text:style-name="P22"/>
      <text:p text:style-name="P22"/>
      <text:p text:style-name="P22"/>
      <text:p text:style-name="P22"/>
      <text:p text:style-name="P22">Институт № 8 <text:line-break/>«Информационные технологии и прикладная математика» </text:p>
      <text:p text:style-name="P23">Курсовой проект</text:p>
      <text:p text:style-name="P24">по курсу «Вычислительные системы»</text:p>
      <text:p text:style-name="P25">Семестр 2</text:p>
      <text:p text:style-name="P26">Задани<text:span text:style-name="T3">е</text:span> <text:span text:style-name="T4">8</text:span></text:p>
      <text:p text:style-name="P26"> </text:p>
      <text:p text:style-name="P44">Студент: Хайруллина Ясмин Алмазовна<text:line-break/><text:line-break/>Группа: М8О-103Б-21<text:line-break/><text:line-break/>Руководитель: Севастьянов Виктор Сергеевич<text:line-break/><text:line-break/>Дата сдачи: <text:span text:style-name="T4">14.05.22</text:span><text:line-break/></text:p>
      <text:p text:style-name="P27">Москва, 2022</text:p>
      <text:p text:style-name="P27"><text:soft-page-break/><text:line-break/>СОДЕРЖАНИЕ</text:p>
      <text:list xml:id="list6556335311580311741" text:style-name="L1">
        <text:list-item>
          <text:p text:style-name="P46">ВВЕДЕНИЕ . . . . . . . . . . . . . . . . . . . . . . . . . . . . . . . . . . . . . . . . . . . . . . . . 3</text:p>
        </text:list-item>
        <text:list-item>
          <text:p text:style-name="P46">ЗАДАЧИ . . . . . . . . . . . . . . . . . . . . . . . . . . . . . . . . . . . . . . . . . . . . . . . . . . . 4</text:p>
        </text:list-item>
        <text:list-item>
          <text:p text:style-name="P46">ФОРМУЛИРОВКА ЗАДАНИЯ . . . . . . . . . . . . . . . . . . . . . . . . . . . . . . . . 5</text:p>
        </text:list-item>
        <text:list-item>
          <text:p text:style-name="P47">АЛГОРИТМ ПРОГРАММЫ <text:s/>. . . . . . . . . . . . . . . . . . . . . . . . . . . . . . . . . . 6</text:p>
        </text:list-item>
        <text:list-item>
          <text:p text:style-name="P47">ОПИСАНИЕ ПРОГРАММЫ . . . . . . . . . . . . . . . . . . . . . . . . . . . . . . . . . . 7</text:p>
        </text:list-item>
        <text:list-item>
          <text:p text:style-name="P47">ПРОГРАММА . . . . . . . . . . . . . . . . . . . . . . . . . . . . . . . . . . . . . . . . . . . . . . 8</text:p>
        </text:list-item>
        <text:list-item>
          <text:p text:style-name="P47">РЕЗУЛЬТАТ РАБОТЫ ПРОГРАММЫ . . . . . . . . . . . . . . . . . . . . . . . . . . 16</text:p>
        </text:list-item>
        <text:list-item>
          <text:p text:style-name="P47">ЗАКЛЮЧЕНИЕ . . . . . . . . . . . . . . . . . . . . . . . . . . . . . . . . . . . . . . . . . . . . 18</text:p>
        </text:list-item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2</text:p>
      <text:p text:style-name="P10"><text:soft-page-break/></text:p>
      <text:p text:style-name="P10">ВВЕДЕНИЕ</text:p>
      <text:p text:style-name="P11"/>
      <text:p text:style-name="P12">Данная курсовая работа направлена на изучение обработки линейного списка на языке программирования Си. В ходе работы полученные с помощью предоставленной информации и самостоятельного изучения материала будет составлена программа для решения предложенной задачи. <text:s text:c="89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3</text:p>
      <text:p text:style-name="P14"><text:line-break/><text:soft-page-break/>ЗАДАЧИ</text:p>
      <text:p text:style-name="P14"/>
      <text:list xml:id="list7591932437903724516" text:style-name="L2">
        <text:list-item>
          <text:p text:style-name="P31">Изучить материал по данной теме, поискать дополнительную информацию в сторонних источниках.</text:p>
        </text:list-item>
        <text:list-item>
          <text:p text:style-name="P31">Составить программу обработки линейного списка заданной организации с отображением на динамические структуры. </text:p>
        </text:list-item>
        <text:list-item>
          <text:p text:style-name="P31">Производить работу в режиме меню.</text:p>
        </text:list-item>
        <text:list-item>
          <text:p text:style-name="P31">Предоставить отчет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4</text:p>
      <text:p text:style-name="P14"><text:soft-page-break/>ФОРМУЛИРОВКА ЗАДАНИЯ</text:p>
      <text:p text:style-name="P13"/>
      <text:p text:style-name="P3">Составить программу на языке Си для обработки линейного списка заданной организации с отображением на динамические структуры. Навигацию по списку следует организовать с помощью итераторов. Предусмотреть выполнение одного нестандартного действия и четырех стандартных:</text:p>
      <text:list xml:id="list6158292006844822191" text:style-name="L6">
        <text:list-item>
          <text:p text:style-name="P33">Печать списка;</text:p>
        </text:list-item>
        <text:list-item>
          <text:p text:style-name="P33">Вставка нового элемента в список;</text:p>
        </text:list-item>
        <text:list-item>
          <text:p text:style-name="P33">Удаление элемента из списка;</text:p>
        </text:list-item>
        <text:list-item>
          <text:p text:style-name="P33">Подсчет длины списка.</text:p>
        </text:list-item>
      </text:list>
      <text:p text:style-name="P3"/>
      <text:p text:style-name="P3">Нестандартное действие: дополнить список копиями заданного значения до указанной длины <text:span text:style-name="T4">k</text:span>, если в списке уже имеется <text:span text:style-name="T4">k </text:span>элементов, то не менять его.</text:p>
      <text:p text:style-name="P3"/>
      <text:p text:style-name="P3">Тип элемента списка: строковый.</text:p>
      <text:p text:style-name="P3"/>
      <text:p text:style-name="P3">Вид списка: линейный двунаправленный список с барьерным элементом.</text:p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5</text:p>
      <text:p text:style-name="P4"><text:soft-page-break/>АЛГОРИТМ ПРОГРАММЫ</text:p>
      <text:p text:style-name="P1"/>
      <text:list xml:id="list368061902667477659" text:style-name="L4">
        <text:list-item>
          <text:p text:style-name="P41">Реализовать итератор и линейный двунаправленный список с барьерным элементом.</text:p>
        </text:list-item>
        <text:list-item>
          <text:p text:style-name="P41">Написать функции для вставки, удаления элементов списка.</text:p>
        </text:list-item>
        <text:list-item>
          <text:p text:style-name="P41">Написать функцию для вывода списка.</text:p>
        </text:list-item>
        <text:list-item>
          <text:p text:style-name="P41">Написать функцию для подсчета длины списка.</text:p>
        </text:list-item>
        <text:list-item>
          <text:p text:style-name="P41">Написать функцию для выполнения нестандартного действия.</text:p>
          <text:p text:style-name="P41"><text:line-break/><text:line-break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8">6</text:p>
      <text:p text:style-name="P29"><text:soft-page-break/>ОПИСАНИЕ ПРОГРАММЫ</text:p>
      <text:p text:style-name="P29"/>
      <text:p text:style-name="P30">Выходные данные: список.</text:p>
      <text:p text:style-name="P30">Используемые структуры:</text:p>
      <text:list xml:id="list6380164634812087186" text:style-name="L5">
        <text:list-item>
          <text:p text:style-name="P48"><text:span text:style-name="T1">list – </text:span><text:span text:style-name="T2">структура списка с указателем на </text:span><text:span text:style-name="T1">head</text:span></text:p>
        </text:list-item>
        <text:list-item>
          <text:p text:style-name="P48"><text:span text:style-name="T1">listIterator – </text:span><text:span text:style-name="T2">структура итератора</text:span></text:p>
        </text:list-item>
        <text:list-item>
          <text:p text:style-name="P48"><text:span text:style-name="T1">list_node – </text:span><text:span text:style-name="T2">структура узла списка</text:span></text:p>
          <text:p text:style-name="P49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7</text:p>
      <text:p text:style-name="P6"><text:soft-page-break/>ПРОГРАММА</text:p>
      <text:p text:style-name="P6"/>
      <text:p text:style-name="P8">Файл <text:span text:style-name="T4">Makefile</text:span></text:p>
      <text:p text:style-name="P9"/>
      <text:p text:style-name="P9">laba: list.o kp8.o</text:p>
      <text:p text:style-name="P9"><text:tab/>gcc list.o kp8.o</text:p>
      <text:p text:style-name="P9">list.o : list.h list.c</text:p>
      <text:p text:style-name="P9"><text:tab/>gcc -c list.c</text:p>
      <text:p text:style-name="P9">kp8.o : list.h kp8.c</text:p>
      <text:p text:style-name="P9"><text:tab/>gcc -c kp8.c</text:p>
      <text:p text:style-name="P9"/>
      <text:p text:style-name="P9"/>
      <text:p text:style-name="P5">Файл <text:span text:style-name="T4">list.h</text:span></text:p>
      <text:p text:style-name="P9"/>
      <text:p text:style-name="P7">#ifndef LIST_H</text:p>
      <text:p text:style-name="P7">#define LIST_H</text:p>
      <text:p text:style-name="P7"/>
      <text:p text:style-name="P7">typedef int item;</text:p>
      <text:p text:style-name="P7">typedef struct _list_node list_node;</text:p>
      <text:p text:style-name="P7">typedef struct _list_node</text:p>
      <text:p text:style-name="P7">{</text:p>
      <text:p text:style-name="P7"><text:s text:c="4"/>char data[100];</text:p>
      <text:p text:style-name="P7"><text:s text:c="4"/>list_node *next;</text:p>
      <text:p text:style-name="P7"><text:s text:c="4"/>list_node *prev;</text:p>
      <text:p text:style-name="P7">} list_node;</text:p>
      <text:p text:style-name="P7">typedef struct listIterator</text:p>
      <text:p text:style-name="P7">{</text:p>
      <text:p text:style-name="P7"><text:s text:c="4"/>list_node *node;</text:p>
      <text:p text:style-name="P7">} listIterator;</text:p>
      <text:p text:style-name="P7"/>
      <text:p text:style-name="P7">typedef struct</text:p>
      <text:p text:style-name="P7">{</text:p>
      <text:p text:style-name="P7"><text:s text:c="4"/>list_node *head;</text:p>
      <text:p text:style-name="P7">} list;</text:p>
      <text:p text:style-name="P7"/>
      <text:p text:style-name="P7">list *listCreate();</text:p>
      <text:p text:style-name="P7">void listPrint(list *l);</text:p>
      <text:p text:style-name="P7">void listInsert(list *lst, char *data);</text:p>
      <text:p text:style-name="P7">void listRemove(list *lst, char *data);</text:p>
      <text:p text:style-name="P7">int listLen(list *lst);</text:p>
      <text:p text:style-name="P7">void listInsertToK(list *lst, int k, char *data);</text:p>
      <text:p text:style-name="P7">listIterator *iteratorCreate(list *lst);</text:p>
      <text:p text:style-name="P7">void iteratorNext(listIterator *it);</text:p>
      <text:p text:style-name="P7"/>
      <text:p text:style-name="P37">8</text:p>
      <text:p text:style-name="P7"><text:soft-page-break/>list_node *iteratorGet(listIterator *it);</text:p>
      <text:p text:style-name="P7">void iteratorSet(list_node *l, listIterator *it);</text:p>
      <text:p text:style-name="P7">void listInsertb(list *lst, char *data);</text:p>
      <text:p text:style-name="P7"/>
      <text:p text:style-name="P7">#endif</text:p>
      <text:p text:style-name="P7"/>
      <text:p text:style-name="P5">Файл <text:span text:style-name="T4">list.c</text:span></text:p>
      <text:p text:style-name="P35"/>
      <text:p text:style-name="P34">#include &lt;stdio.h&gt;</text:p>
      <text:p text:style-name="P34">#include &lt;stdlib.h&gt;</text:p>
      <text:p text:style-name="P34">#include &lt;string.h&gt;</text:p>
      <text:p text:style-name="P34">#include "list7.h"</text:p>
      <text:p text:style-name="P34"/>
      <text:p text:style-name="P34">listIterator *iteratorCreate(list *lst)</text:p>
      <text:p text:style-name="P34">{</text:p>
      <text:p text:style-name="P34"><text:s text:c="4"/>if (lst != NULL)</text:p>
      <text:p text:style-name="P34"><text:s text:c="4"/>{</text:p>
      <text:p text:style-name="P34"><text:s text:c="8"/>listIterator *it = (listIterator *)malloc(sizeof(listIterator));</text:p>
      <text:p text:style-name="P34"><text:s text:c="8"/>it-&gt;node = lst-&gt;head;</text:p>
      <text:p text:style-name="P34"><text:s text:c="8"/>return it;</text:p>
      <text:p text:style-name="P34"><text:s text:c="4"/>}</text:p>
      <text:p text:style-name="P34"><text:s text:c="4"/>else</text:p>
      <text:p text:style-name="P34"><text:s text:c="8"/>return NULL;</text:p>
      <text:p text:style-name="P34">}</text:p>
      <text:p text:style-name="P34"/>
      <text:p text:style-name="P34">void iteratorNext(listIterator *it)</text:p>
      <text:p text:style-name="P34">{</text:p>
      <text:p text:style-name="P34"><text:s text:c="4"/>if (it-&gt;node == NULL)</text:p>
      <text:p text:style-name="P34"><text:s text:c="4"/>{</text:p>
      <text:p text:style-name="P34"><text:s text:c="8"/>printf("Конец списка\n");</text:p>
      <text:p text:style-name="P34"><text:s text:c="4"/>}</text:p>
      <text:p text:style-name="P34"><text:s text:c="4"/>else</text:p>
      <text:p text:style-name="P34"><text:s text:c="4"/>{</text:p>
      <text:p text:style-name="P34"><text:s text:c="8"/>it-&gt;node = it-&gt;node-&gt;next;</text:p>
      <text:p text:style-name="P34"><text:s text:c="4"/>}</text:p>
      <text:p text:style-name="P34">}</text:p>
      <text:p text:style-name="P34"/>
      <text:p text:style-name="P34">list_node *iteratorGet(listIterator *it)</text:p>
      <text:p text:style-name="P34">{</text:p>
      <text:p text:style-name="P34"><text:s text:c="4"/>return it-&gt;node;</text:p>
      <text:p text:style-name="P34">}</text:p>
      <text:p text:style-name="P34"/>
      <text:p text:style-name="P34"/>
      <text:p text:style-name="P34"/>
      <text:p text:style-name="P38">9</text:p>
      <text:p text:style-name="P34"><text:soft-page-break/>void iteratorSet(list_node *lst, listIterator *it)</text:p>
      <text:p text:style-name="P34">{</text:p>
      <text:p text:style-name="P34"><text:s text:c="4"/>it-&gt;node = lst;</text:p>
      <text:p text:style-name="P34">}</text:p>
      <text:p text:style-name="P34"/>
      <text:p text:style-name="P34">list *listCreate()</text:p>
      <text:p text:style-name="P34">{</text:p>
      <text:p text:style-name="P34"><text:s text:c="4"/>list *lst = (list *)malloc(sizeof(list));</text:p>
      <text:p text:style-name="P34"><text:s text:c="4"/>lst-&gt;head = (list_node *)malloc(sizeof(list_node));</text:p>
      <text:p text:style-name="P34"><text:s text:c="4"/>lst-&gt;head-&gt;next = NULL;</text:p>
      <text:p text:style-name="P34"><text:s text:c="4"/>lst-&gt;head-&gt;prev = NULL; //</text:p>
      <text:p text:style-name="P34"><text:s text:c="4"/>strcpy(lst-&gt;head-&gt;data, "BARRIER");</text:p>
      <text:p text:style-name="P34"><text:s text:c="4"/>return lst;</text:p>
      <text:p text:style-name="P34">}</text:p>
      <text:p text:style-name="P34"/>
      <text:p text:style-name="P34">void listPrint(list *lst)</text:p>
      <text:p text:style-name="P34">{</text:p>
      <text:p text:style-name="P34"><text:s text:c="4"/>listIterator *it = iteratorCreate(lst);</text:p>
      <text:p text:style-name="P34"><text:s text:c="4"/>if (it-&gt;node)</text:p>
      <text:p text:style-name="P34"><text:s text:c="4"/>{</text:p>
      <text:p text:style-name="P34"><text:s text:c="8"/>while (it-&gt;node != NULL)</text:p>
      <text:p text:style-name="P34"><text:s text:c="8"/>{</text:p>
      <text:p text:style-name="P34"><text:s text:c="12"/>if (it-&gt;node-&gt;data != "BARRIER")</text:p>
      <text:p text:style-name="P34"><text:s text:c="12"/>{</text:p>
      <text:p text:style-name="P34"><text:s text:c="16"/>printf("%s", it-&gt;node-&gt;data);</text:p>
      <text:p text:style-name="P34"><text:s text:c="16"/>if (it-&gt;node-&gt;next != NULL)</text:p>
      <text:p text:style-name="P34"><text:s text:c="20"/>printf(" -&gt; ");</text:p>
      <text:p text:style-name="P34"><text:s text:c="12"/>}</text:p>
      <text:p text:style-name="P34"><text:s text:c="12"/>// <text:s/>enum_out(it-&gt;node-&gt;data);</text:p>
      <text:p text:style-name="P34"><text:s text:c="12"/>it-&gt;node = it-&gt;node-&gt;next;</text:p>
      <text:p text:style-name="P34"><text:s text:c="8"/>}</text:p>
      <text:p text:style-name="P34"><text:s text:c="8"/>// printf("BARRIER");</text:p>
      <text:p text:style-name="P34"><text:s text:c="8"/>printf("\n");</text:p>
      <text:p text:style-name="P34"><text:s text:c="4"/>}</text:p>
      <text:p text:style-name="P34">}</text:p>
      <text:p text:style-name="P34"/>
      <text:p text:style-name="P34">void listInsert(list *lst, char *data) // в конец листа</text:p>
      <text:p text:style-name="P34">{</text:p>
      <text:p text:style-name="P34"><text:s text:c="4"/>listIterator *it = iteratorCreate(lst);</text:p>
      <text:p text:style-name="P34"><text:s text:c="4"/>if (it-&gt;node)</text:p>
      <text:p text:style-name="P34"><text:s text:c="4"/>{</text:p>
      <text:p text:style-name="P34"><text:s text:c="8"/>while (it-&gt;node-&gt;next)</text:p>
      <text:p text:style-name="P34"><text:s text:c="8"/>{</text:p>
      <text:p text:style-name="P34"/>
      <text:p text:style-name="P38">10</text:p>
      <text:p text:style-name="P34"><text:soft-page-break/><text:s text:c="12"/>iteratorNext(it);</text:p>
      <text:p text:style-name="P34"><text:s text:c="8"/>}</text:p>
      <text:p text:style-name="P34"><text:s text:c="8"/>list_node *tail = (list_node *)malloc(sizeof(list_node));</text:p>
      <text:p text:style-name="P34"><text:s text:c="8"/>tail-&gt;next = NULL;</text:p>
      <text:p text:style-name="P34"><text:s text:c="8"/>strcpy(tail-&gt;data, "BARRIER");</text:p>
      <text:p text:style-name="P34"><text:s text:c="8"/>strcpy(it-&gt;node-&gt;data, data);</text:p>
      <text:p text:style-name="P34"><text:s text:c="8"/>it-&gt;node-&gt;next = tail;</text:p>
      <text:p text:style-name="P34"><text:s text:c="8"/>tail-&gt;prev = it-&gt;node;</text:p>
      <text:p text:style-name="P34"><text:s text:c="4"/>}</text:p>
      <text:p text:style-name="P34"><text:s text:c="4"/>else</text:p>
      <text:p text:style-name="P34"><text:s text:c="8"/>printf("Список не существует\n");</text:p>
      <text:p text:style-name="P34"><text:s text:c="4"/>free(it);</text:p>
      <text:p text:style-name="P34">}</text:p>
      <text:p text:style-name="P34"/>
      <text:p text:style-name="P34">void listInsertb(list *lst, char *data) // в конец листа</text:p>
      <text:p text:style-name="P34">{</text:p>
      <text:p text:style-name="P34"><text:s text:c="4"/>listIterator *it = iteratorCreate(lst);</text:p>
      <text:p text:style-name="P34"><text:s text:c="4"/>if (it-&gt;node)</text:p>
      <text:p text:style-name="P34"><text:s text:c="4"/>{</text:p>
      <text:p text:style-name="P34"><text:s text:c="8"/>list_node *tail = (list_node *)malloc(sizeof(list_node));</text:p>
      <text:p text:style-name="P34"><text:s text:c="8"/>tail-&gt;next = it-&gt;node;</text:p>
      <text:p text:style-name="P34"><text:s text:c="8"/>tail-&gt;prev = NULL;</text:p>
      <text:p text:style-name="P34"><text:s text:c="8"/>strcpy(tail-&gt;data, data);</text:p>
      <text:p text:style-name="P34"><text:s text:c="8"/>it-&gt;node-&gt;prev = tail;</text:p>
      <text:p text:style-name="P34"><text:s text:c="8"/>lst-&gt;head = tail;</text:p>
      <text:p text:style-name="P34"><text:s text:c="4"/>}</text:p>
      <text:p text:style-name="P34"><text:s text:c="4"/>else</text:p>
      <text:p text:style-name="P34"><text:s text:c="8"/>printf("Список не существует\n");</text:p>
      <text:p text:style-name="P34"><text:s text:c="4"/>free(it);</text:p>
      <text:p text:style-name="P34">}</text:p>
      <text:p text:style-name="P34"/>
      <text:p text:style-name="P34">/*list *find(list *lst, char *data)</text:p>
      <text:p text:style-name="P34">{</text:p>
      <text:p text:style-name="P34"><text:s text:c="4"/>listIterator *it = iteratorCreate(lst);</text:p>
      <text:p text:style-name="P34"><text:s text:c="4"/>if (strncmp(it-&gt;node-&gt;data, data, 10) == 0)</text:p>
      <text:p text:style-name="P34"><text:s text:c="4"/>{</text:p>
      <text:p text:style-name="P34"><text:s text:c="8"/>return lst;</text:p>
      <text:p text:style-name="P34"><text:s text:c="4"/>}</text:p>
      <text:p text:style-name="P34"><text:s text:c="4"/>find(lst-&gt;head-&gt;next, data);</text:p>
      <text:p text:style-name="P34">}*/</text:p>
      <text:p text:style-name="P34"/>
      <text:p text:style-name="P34">void listRemove(list *lst, char *data) // удаление узла листа</text:p>
      <text:p text:style-name="P34">{</text:p>
      <text:p text:style-name="P34"/>
      <text:p text:style-name="P38">11</text:p>
      <text:p text:style-name="P34"><text:soft-page-break/><text:s text:c="4"/>int flag = 0;</text:p>
      <text:p text:style-name="P34"><text:s text:c="4"/>listIterator *it = iteratorCreate(lst);</text:p>
      <text:p text:style-name="P34"><text:s text:c="4"/>list_node *prew;</text:p>
      <text:p text:style-name="P34"><text:s text:c="4"/>char *f;</text:p>
      <text:p text:style-name="P34"><text:s text:c="4"/>if (it-&gt;node)</text:p>
      <text:p text:style-name="P34"><text:s text:c="4"/>{</text:p>
      <text:p text:style-name="P34"><text:s text:c="8"/>if (strncmp(it-&gt;node-&gt;data, data, 10) == 0) // если значение узла = значению удаляемого узла</text:p>
      <text:p text:style-name="P34"><text:s text:c="8"/>{</text:p>
      <text:p text:style-name="P34"><text:s text:c="12"/>lst-&gt;head = it-&gt;node-&gt;next;</text:p>
      <text:p text:style-name="P34"><text:s text:c="12"/>free(it-&gt;node);</text:p>
      <text:p text:style-name="P34"><text:s text:c="12"/>it-&gt;node = NULL;</text:p>
      <text:p text:style-name="P34"><text:s text:c="8"/>}</text:p>
      <text:p text:style-name="P34"><text:s text:c="8"/>else</text:p>
      <text:p text:style-name="P34"><text:s text:c="8"/>{</text:p>
      <text:p text:style-name="P34"><text:s text:c="12"/>while (it-&gt;node-&gt;next) // пока существует следующий узел</text:p>
      <text:p text:style-name="P34"><text:s text:c="12"/>{</text:p>
      <text:p text:style-name="P34"><text:s text:c="16"/>if (strncmp(it-&gt;node-&gt;next-&gt;data, data, 10) == 0) // если значение этого самого следующего узла = искомому</text:p>
      <text:p text:style-name="P34"><text:s text:c="16"/>{</text:p>
      <text:p text:style-name="P34"><text:s text:c="20"/>prew = it-&gt;node;</text:p>
      <text:p text:style-name="P34"><text:s text:c="20"/>iteratorNext(it);</text:p>
      <text:p text:style-name="P34"><text:s text:c="20"/>flag = 1;</text:p>
      <text:p text:style-name="P34"><text:s text:c="20"/>if (it-&gt;node-&gt;next != NULL)</text:p>
      <text:p text:style-name="P34"><text:s text:c="20"/>{</text:p>
      <text:p text:style-name="P34"><text:s text:c="24"/>prew-&gt;next = it-&gt;node-&gt;next;</text:p>
      <text:p text:style-name="P34"><text:s text:c="24"/>it-&gt;node-&gt;next-&gt;prev = prew-&gt;next;</text:p>
      <text:p text:style-name="P34"><text:s text:c="20"/>}</text:p>
      <text:p text:style-name="P34"><text:s text:c="20"/>free(it-&gt;node);</text:p>
      <text:p text:style-name="P34"><text:s text:c="20"/>it-&gt;node = NULL;</text:p>
      <text:p text:style-name="P34"><text:s text:c="20"/>break;</text:p>
      <text:p text:style-name="P34"><text:s text:c="16"/>}</text:p>
      <text:p text:style-name="P34"><text:s text:c="16"/>iteratorNext(it);</text:p>
      <text:p text:style-name="P34"><text:s text:c="12"/>}</text:p>
      <text:p text:style-name="P34"><text:s text:c="12"/>if (!flag)</text:p>
      <text:p text:style-name="P34"><text:s text:c="16"/>printf("Элемента нет в списке\n");</text:p>
      <text:p text:style-name="P34"><text:s text:c="12"/>else</text:p>
      <text:p text:style-name="P34"><text:s text:c="16"/>printf("Элемент удалён\n");</text:p>
      <text:p text:style-name="P34"><text:s text:c="8"/>}</text:p>
      <text:p text:style-name="P34"><text:s text:c="4"/>}</text:p>
      <text:p text:style-name="P34"><text:s text:c="4"/>else</text:p>
      <text:p text:style-name="P34"><text:s text:c="8"/>printf("Список не существует\n");</text:p>
      <text:p text:style-name="P34"><text:s text:c="4"/>free(it);</text:p>
      <text:p text:style-name="P34"/>
      <text:p text:style-name="P38">12</text:p>
      <text:p text:style-name="P34"><text:soft-page-break/>}</text:p>
      <text:p text:style-name="P34"/>
      <text:p text:style-name="P34">int listLen(list *lst) // длина списка</text:p>
      <text:p text:style-name="P34">{</text:p>
      <text:p text:style-name="P34"><text:s text:c="4"/>int count = 0;</text:p>
      <text:p text:style-name="P34"><text:s text:c="4"/>listIterator *it = iteratorCreate(lst);</text:p>
      <text:p text:style-name="P34"><text:s text:c="4"/>iteratorSet(lst-&gt;head, it);</text:p>
      <text:p text:style-name="P34"><text:s text:c="4"/>if (it-&gt;node)</text:p>
      <text:p text:style-name="P34"><text:s text:c="4"/>{</text:p>
      <text:p text:style-name="P34"><text:s text:c="8"/>while (it-&gt;node-&gt;next &amp;&amp; it-&gt;node-&gt;next-&gt;data != "BARRIER")</text:p>
      <text:p text:style-name="P34"><text:s text:c="8"/>{</text:p>
      <text:p text:style-name="P34"><text:s text:c="12"/>count++;</text:p>
      <text:p text:style-name="P34"><text:s text:c="12"/>iteratorNext(it);</text:p>
      <text:p text:style-name="P34"><text:s text:c="8"/>}</text:p>
      <text:p text:style-name="P34"><text:s text:c="4"/>}</text:p>
      <text:p text:style-name="P34"><text:s text:c="4"/>else</text:p>
      <text:p text:style-name="P34"><text:s text:c="8"/>printf("The list doesn't exist!\n");</text:p>
      <text:p text:style-name="P34"><text:s text:c="4"/>free(it);</text:p>
      <text:p text:style-name="P34"><text:s text:c="4"/>//count++;</text:p>
      <text:p text:style-name="P34"><text:s text:c="4"/>return count;</text:p>
      <text:p text:style-name="P34">}</text:p>
      <text:p text:style-name="P34"/>
      <text:p text:style-name="P34">void listInsertToK(list *lst, int k, char *data) // функция сама</text:p>
      <text:p text:style-name="P34">{</text:p>
      <text:p text:style-name="P34"><text:s text:c="4"/>while (listLen(lst) &lt; k)</text:p>
      <text:p text:style-name="P34"><text:s text:c="4"/>{</text:p>
      <text:p text:style-name="P34"><text:s text:c="8"/>listInsert(lst, data);</text:p>
      <text:p text:style-name="P34"><text:s text:c="4"/>}</text:p>
      <text:p text:style-name="P34">}</text:p>
      <text:p text:style-name="P6"/>
      <text:p text:style-name="P6"/>
      <text:p text:style-name="P8">Файл <text:span text:style-name="T4">kp8.c</text:span></text:p>
      <text:p text:style-name="P35"/>
      <text:p text:style-name="P40">#include &lt;stdio.h&gt;</text:p>
      <text:p text:style-name="P40">#include &lt;stdlib.h&gt;</text:p>
      <text:p text:style-name="P40">#include &lt;string.h&gt;</text:p>
      <text:p text:style-name="P40">#include "list7.h"</text:p>
      <text:p text:style-name="P40"/>
      <text:p text:style-name="P40">void menu()</text:p>
      <text:p text:style-name="P40">{</text:p>
      <text:p text:style-name="P40"><text:s text:c="4"/>printf("\nМеню:\n");</text:p>
      <text:p text:style-name="P40"><text:s text:c="4"/>printf("0) Добавить элемент в начало списка\n");</text:p>
      <text:p text:style-name="P40"><text:s text:c="4"/>printf("1) Добавить элемент в конец списка\n");</text:p>
      <text:p text:style-name="P40"/>
      <text:p text:style-name="P38">13</text:p>
      <text:p text:style-name="P40"><text:soft-page-break/><text:s text:c="4"/>printf("2) Удалить элемент из списка\n");</text:p>
      <text:p text:style-name="P40"><text:s text:c="4"/>printf("3) Вывести список\n");</text:p>
      <text:p text:style-name="P40"><text:s text:c="4"/>printf("4) Вывести длину списка\n");</text:p>
      <text:p text:style-name="P40"><text:s text:c="4"/>printf("5) Добавить в список копии одного элемента до длины списка k\n");</text:p>
      <text:p text:style-name="P40"><text:s text:c="4"/>printf("6) Меню\n");</text:p>
      <text:p text:style-name="P40"><text:s text:c="4"/>printf("7) Выход\n");</text:p>
      <text:p text:style-name="P40">}</text:p>
      <text:p text:style-name="P40"/>
      <text:p text:style-name="P40">int main(void)</text:p>
      <text:p text:style-name="P40">{</text:p>
      <text:p text:style-name="P40"/>
      <text:p text:style-name="P40"><text:s text:c="4"/>char *data;</text:p>
      <text:p text:style-name="P40"><text:s text:c="4"/>list *lst = listCreate();</text:p>
      <text:p text:style-name="P40"><text:s text:c="4"/>listIterator *it = iteratorCreate(lst);</text:p>
      <text:p text:style-name="P40"><text:s text:c="4"/>char c;</text:p>
      <text:p text:style-name="P40"><text:s text:c="4"/>menu();</text:p>
      <text:p text:style-name="P40"><text:s text:c="4"/>while (1)</text:p>
      <text:p text:style-name="P40"><text:s text:c="4"/>{</text:p>
      <text:p text:style-name="P40"><text:s text:c="8"/>scanf("%c", &amp;c);</text:p>
      <text:p text:style-name="P40"><text:s text:c="8"/>iteratorSet(lst-&gt;head, it);</text:p>
      <text:p text:style-name="P40"><text:s text:c="8"/>if (c == '\n' || c == ' ')</text:p>
      <text:p text:style-name="P40"><text:s text:c="12"/>continue;</text:p>
      <text:p text:style-name="P40"><text:s text:c="8"/>switch (c)</text:p>
      <text:p text:style-name="P40"><text:s text:c="8"/>{</text:p>
      <text:p text:style-name="P40"><text:s text:c="8"/>case '0':</text:p>
      <text:p text:style-name="P40"><text:s text:c="12"/>printf("Для того, чтобы добавить элемент, введите:\n");</text:p>
      <text:p text:style-name="P40"><text:s text:c="12"/>scanf("%s", data);</text:p>
      <text:p text:style-name="P40"><text:s text:c="12"/>listInsertb(lst, data);</text:p>
      <text:p text:style-name="P40"><text:s text:c="12"/>printf("Элемент добавлен\n");</text:p>
      <text:p text:style-name="P40"><text:s text:c="12"/>break;</text:p>
      <text:p text:style-name="P40"><text:s text:c="8"/>case '1':</text:p>
      <text:p text:style-name="P40"><text:s text:c="12"/>printf("Для того, чтобы добавить элемент, введите:\n");</text:p>
      <text:p text:style-name="P40"><text:s text:c="12"/>scanf("%s", data);</text:p>
      <text:p text:style-name="P40"><text:s text:c="12"/>listInsert(lst, data);</text:p>
      <text:p text:style-name="P40"><text:s text:c="12"/>printf("Элемент добавлен\n");</text:p>
      <text:p text:style-name="P40"><text:s text:c="12"/>break;</text:p>
      <text:p text:style-name="P40"><text:s text:c="8"/>case '2':</text:p>
      <text:p text:style-name="P40"><text:s text:c="12"/>printf("Для того, чтобы удалить элемент, введите:\n");</text:p>
      <text:p text:style-name="P40"><text:s text:c="12"/>scanf("%s", data);</text:p>
      <text:p text:style-name="P40"><text:s text:c="12"/>listRemove(lst, data);</text:p>
      <text:p text:style-name="P40"><text:s text:c="12"/>break;</text:p>
      <text:p text:style-name="P40"><text:s text:c="8"/>case '3':</text:p>
      <text:p text:style-name="P40"><text:s text:c="12"/>listPrint(lst);</text:p>
      <text:p text:style-name="P40"/>
      <text:p text:style-name="P38">14</text:p>
      <text:p text:style-name="P40"><text:soft-page-break/><text:s text:c="12"/>break;</text:p>
      <text:p text:style-name="P40"><text:s text:c="8"/>case '4':</text:p>
      <text:p text:style-name="P40"><text:s text:c="12"/>printf("Длина списка: %d\n", listLen(lst));</text:p>
      <text:p text:style-name="P40"><text:s text:c="12"/>break;</text:p>
      <text:p text:style-name="P40"><text:s text:c="8"/>case '5':</text:p>
      <text:p text:style-name="P40"><text:s text:c="12"/>printf("Введите k - длину итогового списка:\n");</text:p>
      <text:p text:style-name="P40"><text:s text:c="12"/>int k;</text:p>
      <text:p text:style-name="P40"><text:s text:c="12"/>scanf("%d", &amp;k);</text:p>
      <text:p text:style-name="P40"><text:s text:c="12"/>printf("Введите элемент, которым вы хотите дополнить список до длины %d:\n", k);</text:p>
      <text:p text:style-name="P40"><text:s text:c="12"/>scanf("%s", data);</text:p>
      <text:p text:style-name="P40"><text:s text:c="12"/>listInsertToK(lst, k, data);</text:p>
      <text:p text:style-name="P40"><text:s text:c="12"/>printf("Нужное количество элементов добавлено\n");</text:p>
      <text:p text:style-name="P40"><text:s text:c="12"/>break;</text:p>
      <text:p text:style-name="P40"><text:s text:c="8"/>case '6':</text:p>
      <text:p text:style-name="P40"><text:s text:c="12"/>menu();</text:p>
      <text:p text:style-name="P40"><text:s text:c="12"/>break;</text:p>
      <text:p text:style-name="P40"><text:s text:c="8"/>case '7':</text:p>
      <text:p text:style-name="P40"><text:s text:c="12"/>free(it);</text:p>
      <text:p text:style-name="P40"><text:s text:c="12"/>free(lst);</text:p>
      <text:p text:style-name="P40"><text:s text:c="12"/>return 0;</text:p>
      <text:p text:style-name="P40"><text:s text:c="8"/>default:</text:p>
      <text:p text:style-name="P40"><text:s text:c="12"/>printf("Действия с таким номером не существует, выберите команду из меню\n");</text:p>
      <text:p text:style-name="P40"><text:s text:c="12"/>menu();</text:p>
      <text:p text:style-name="P40"><text:s text:c="12"/>break;</text:p>
      <text:p text:style-name="P40"><text:s text:c="8"/>}</text:p>
      <text:p text:style-name="P40"><text:s text:c="4"/>}</text:p>
      <text:p text:style-name="P40">}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15</text:p>
      <text:p text:style-name="P6"/>
      <text:p text:style-name="P43"><text:soft-page-break/></text:p>
      <text:p text:style-name="P16">РЕЗУЛЬТАТ РАБОТЫ ПРОГРАММЫ</text:p>
      <text:p text:style-name="P17">jasmin@ubuntu:~$ make</text:p>
      <text:p text:style-name="P17">gcc list.o kp8.o</text:p>
      <text:p text:style-name="P17">jasmin@ubuntu:~$ ./a.out</text:p>
      <text:p text:style-name="P17"/>
      <text:p text:style-name="P17">Меню:</text:p>
      <text:p text:style-name="P17">0) Добавить элемент в начало списка</text:p>
      <text:p text:style-name="P17">1) Добавить элемент в конец списка</text:p>
      <text:p text:style-name="P17">2) Удалить элемент из списка</text:p>
      <text:p text:style-name="P17">3) Вывести список</text:p>
      <text:p text:style-name="P17">4) Вывести длину списка</text:p>
      <text:p text:style-name="P17">5) Добавить в список копии одного элемента до длины списка k</text:p>
      <text:p text:style-name="P17">6) Меню</text:p>
      <text:p text:style-name="P17">7) Выход</text:p>
      <text:p text:style-name="P17">1</text:p>
      <text:p text:style-name="P17">Для того, чтобы добавить элемент, введите:</text:p>
      <text:p text:style-name="P17">a</text:p>
      <text:p text:style-name="P17">Элемент добавлен</text:p>
      <text:p text:style-name="P17">1</text:p>
      <text:p text:style-name="P17">Для того, чтобы добавить элемент, введите:</text:p>
      <text:p text:style-name="P17">b</text:p>
      <text:p text:style-name="P17">Элемент добавлен</text:p>
      <text:p text:style-name="P17">1</text:p>
      <text:p text:style-name="P17">Для того, чтобы добавить элемент, введите:</text:p>
      <text:p text:style-name="P17">c</text:p>
      <text:p text:style-name="P17">Элемент добавлен</text:p>
      <text:p text:style-name="P17">0</text:p>
      <text:p text:style-name="P17">Для того, чтобы добавить элемент, введите:</text:p>
      <text:p text:style-name="P17">s</text:p>
      <text:p text:style-name="P17">Элемент добавлен</text:p>
      <text:p text:style-name="P17">3</text:p>
      <text:p text:style-name="P18">16</text:p>
      <text:p text:style-name="P17"><text:soft-page-break/>s -&gt; a -&gt; b -&gt; c -&gt; BARRIER</text:p>
      <text:p text:style-name="P17">2</text:p>
      <text:p text:style-name="P17">Для того, чтобы удалить элемент, введите:</text:p>
      <text:p text:style-name="P17">c</text:p>
      <text:p text:style-name="P17">Элемент удалён</text:p>
      <text:p text:style-name="P17">3</text:p>
      <text:p text:style-name="P17">s -&gt; a -&gt; b -&gt; BARRIER</text:p>
      <text:p text:style-name="P17">4</text:p>
      <text:p text:style-name="P17">Длина списка: 3</text:p>
      <text:p text:style-name="P17">5</text:p>
      <text:p text:style-name="P17">Введите k - длину итогового списка:</text:p>
      <text:p text:style-name="P17">6</text:p>
      <text:p text:style-name="P17">Введите элемент, которым вы хотите дополнить список до длины 6:</text:p>
      <text:p text:style-name="P17">h</text:p>
      <text:p text:style-name="P17">Нужное количество элементов добавлено</text:p>
      <text:p text:style-name="P17">3</text:p>
      <text:p text:style-name="P17">s -&gt; a -&gt; b -&gt; h -&gt; h -&gt; h -&gt; BARRIER</text:p>
      <text:p text:style-name="P17">4</text:p>
      <text:p text:style-name="P17">Длина списка: 6</text:p>
      <text:p text:style-name="P17">7</text:p>
      <text:p text:style-name="P17">jasmin@ubuntu:~$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6">1<text:span text:style-name="T4">7</text:span></text:p>
      <text:p text:style-name="P16"><text:soft-page-break/>ЗАКЛЮЧЕНИЕ</text:p>
      <text:p text:style-name="P16"/>
      <text:p text:style-name="P17">В ходе данной работы была составлена программа на языке Си для обработки линейного двунаправленного списка с барьерным элементом. Вновь проработаны знания о данной структуре. Проделана работа с итераторами.<text:span text:style-name="T3"> <text:s/>Полученные знания, практика и опыт в поиски нужной информации в сторонних источниках привнесли большой вклад в мое развитие и будут помогать мне в дальнейшей моей работе.</text:span></text:p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Ясмин </meta:initial-creator>
    <meta:creation-date>2021-10-22T16:47:50.45</meta:creation-date>
    <dc:date>2022-05-14T11:04:30.60</dc:date>
    <dc:creator>Ясмин </dc:creator>
    <meta:editing-duration>P2DT2H50M38S</meta:editing-duration>
    <meta:editing-cycles>206</meta:editing-cycles>
    <meta:generator>OpenOffice/4.1.10$Win32 OpenOffice.org_project/4110m2$Build-9807</meta:generator>
    <meta:document-statistic meta:table-count="0" meta:image-count="0" meta:object-count="0" meta:page-count="18" meta:paragraph-count="414" meta:word-count="1588" meta:character-count="11427"/>
  </office:meta>
</office:document-meta>
</file>